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1.1811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ntroduction to AWS Services</text:p>
          </table:table-cell>
          <table:table-cell office:value-type="string">
            <text:p>1 Hour</text:p>
          </table:table-cell>
          <table:table-cell office:value-type="string">
            <text:p>theory</text:p>
          </table:table-cell>
        </table:table-row>
        <table:table-row table:style-name="ro2">
          <table:table-cell office:value-type="string">
            <text:p>- Timeline </text:p>
            <text:p>- Regions</text:p>
            <text:p>- AZ</text:p>
            <text:p>- EndPoint</text:p>
            <text:p>- ARN<text:tab/></text:p>
            <text:p>- Server &amp; Serverless </text:p>
            <text:p>- Services categorization</text:p>
            <text:p>- Free tier account &amp; other account type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azon VPC</text:p>
          </table:table-cell>
          <table:table-cell office:value-type="string">
            <text:p>1 Hour</text:p>
          </table:table-cell>
          <table:table-cell office:value-type="string">
            <text:p>theory</text:p>
          </table:table-cell>
        </table:table-row>
        <table:table-row table:style-name="ro3">
          <table:table-cell office:value-type="string">
            <text:p>- VPC (Public &amp; Private )</text:p>
            <text:p>- Subnets (Public &amp; Private)</text:p>
            <text:p>- Private &amp; Public IP</text:p>
            <text:p>- Security Groups &amp; AC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AM </text:p>
          </table:table-cell>
          <table:table-cell office:value-type="string">
            <text:p>1 Hour</text:p>
          </table:table-cell>
          <table:table-cell office:value-type="string">
            <text:p>theory</text:p>
          </table:table-cell>
        </table:table-row>
        <table:table-row table:style-name="ro3">
          <table:table-cell office:value-type="string">
            <text:p>- Users</text:p>
            <text:p>- Roles (Different Roles)</text:p>
            <text:p>- Policies</text:p>
            <text:p>- Security keys, Profiles &amp; Setup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AM Lab</text:p>
          </table:table-cell>
          <table:table-cell office:value-type="string">
            <text:p>1 Hour</text:p>
          </table:table-cell>
          <table:table-cell office:value-type="string">
            <text:p>Lab</text:p>
          </table:table-cell>
        </table:table-row>
        <table:table-row table:style-name="ro1">
          <table:table-cell table:style-name="ce1" office:value-type="string">
            <text:p>Amazon EC2</text:p>
          </table:table-cell>
          <table:table-cell office:value-type="string">
            <text:p>1 Hour</text:p>
          </table:table-cell>
          <table:table-cell office:value-type="string">
            <text:p>Theory + lab</text:p>
          </table:table-cell>
        </table:table-row>
        <table:table-row table:style-name="ro4">
          <table:table-cell office:value-type="string">
            <text:p>- Instances</text:p>
            <text:p>- AMI's</text:p>
            <text:p>- Instance types (general categorization)</text:p>
            <text:p>- EBS</text:p>
            <text:p>- Snapshots</text:p>
            <text:p>- EC2 Service Limits</text:p>
            <text:p>- Best Practises <text:s/>+ Pricing</text:p>
          </table:table-cell>
          <table:table-cell office:value-type="string">
            <text:p>2 Hour</text:p>
          </table:table-cell>
          <table:table-cell office:value-type="string">
            <text:p>theory + lab</text:p>
          </table:table-cell>
        </table:table-row>
        <table:table-row table:style-name="ro5">
          <table:table-cell office:value-type="string">
            <text:p>- Security Concepts recap</text:p>
            <text:p>- Private IP </text:p>
            <text:p>- Public IP / Elastic IP </text:p>
            <text:p>- Launching EC2 Machine</text:p>
            <text:p>- Connecting to EC2</text:p>
            <text:p>- Profiles setup <text:s/>+ Pricing</text:p>
          </table:table-cell>
          <table:table-cell office:value-type="string">
            <text:p>2 Hour</text:p>
          </table:table-cell>
          <table:table-cell office:value-type="string">
            <text:p>theory + lab</text:p>
          </table:table-cell>
        </table:table-row>
        <table:table-row table:style-name="ro6">
          <table:table-cell table:style-name="ce1" office:value-type="string">
            <text:p>Amazon S3 </text:p>
          </table:table-cell>
          <table:table-cell table:number-columns-repeated="2"/>
        </table:table-row>
        <table:table-row table:style-name="ro2">
          <table:table-cell office:value-type="string">
            <text:p>- Introduction</text:p>
            <text:p>- Serverless</text:p>
            <text:p>- Bucket Operations</text:p>
            <text:p>- Bucket Security config &amp; other configs </text:p>
            <text:p>- Metadata, Storage Class, Versioning, LifeCycle Management &amp; Cors Config.</text:p>
            <text:p>- Object Operations (upload via. CLI &amp; Python boto3 API) </text:p>
            <text:p>- Limitations</text:p>
            <text:p>- S3 and its integration with other services (Athena + Lambda + SQS)</text:p>
          </table:table-cell>
          <table:table-cell office:value-type="string">
            <text:p>3 Hour</text:p>
          </table:table-cell>
          <table:table-cell office:value-type="string">
            <text:p>Theory + lab</text:p>
          </table:table-cell>
        </table:table-row>
        <table:table-row table:style-name="ro1">
          <table:table-cell office:value-type="string">
            <text:p>- S3 commands example</text:p>
          </table:table-cell>
          <table:table-cell office:value-type="string">
            <text:p>1 Hour</text:p>
          </table:table-cell>
          <table:table-cell office:value-type="string">
            <text:p>Lab</text:p>
          </table:table-cell>
        </table:table-row>
        <table:table-row table:style-name="ro1">
          <table:table-cell table:style-name="ce1" office:value-type="string">
            <text:p>Amazon Redshift </text:p>
          </table:table-cell>
          <table:table-cell table:number-columns-repeated="2"/>
        </table:table-row>
        <table:table-row table:style-name="ro2">
          <table:table-cell office:value-type="string">
            <text:p>- Introduction, High level Architecture &amp; Pricing</text:p>
            <text:p>- Creating a Redshift Cluster <text:s/>&amp; Connecting to Database</text:p>
            <text:p>- DDL, DML, DCL Operations</text:p>
            <text:p>- Table design techniques</text:p>
            <text:p>- Loading data + ELT (Difference between etl and elt)</text:p>
            <text:p>- Managing Cluster</text:p>
            <text:p>- Redshift Spectrum</text:p>
            <text:p>- Redshift + Python + UDF's</text:p>
          </table:table-cell>
          <table:table-cell office:value-type="string">
            <text:p>5 Hours</text:p>
          </table:table-cell>
          <table:table-cell office:value-type="string">
            <text:p>Theory + lab</text:p>
          </table:table-cell>
        </table:table-row>
        <table:table-row table:style-name="ro1">
          <table:table-cell office:value-type="string">
            <text:p>- Datawarehousing Techniques using Redshift &amp; Key Challanges</text:p>
          </table:table-cell>
          <table:table-cell office:value-type="string">
            <text:p>1 Hour</text:p>
          </table:table-cell>
          <table:table-cell office:value-type="string">
            <text:p>Theory + lab</text:p>
          </table:table-cell>
        </table:table-row>
        <table:table-row table:style-name="ro1">
          <table:table-cell table:style-name="ce1" office:value-type="string">
            <text:p>Snowflake</text:p>
          </table:table-cell>
          <table:table-cell table:number-columns-repeated="2"/>
        </table:table-row>
        <table:table-row table:style-name="ro2">
          <table:table-cell office:value-type="string">
            <text:p>- What is ?</text:p>
            <text:p><text:tab/>Features, Logical &amp; Physical Architecture, Editions, Connectivity, Pricing &amp; Tradeoff's</text:p>
            <text:p>- Further Concepts</text:p>
            <text:p><text:tab/>Difference between Redshift &amp; Snowflake, Warehouses + Pricing, Creating tables, Loading data</text:p>
            <text:p>- How data is stored</text:p>
            <text:p><text:tab/>Storage, Clustering &amp; Views</text:p>
            <text:p>- Data Pipelines &amp; Tasks (ELT)</text:p>
            <text:p><text:tab/>SnowSQL, Staging, SnowPipe &amp; Tasks</text:p>
          </table:table-cell>
          <table:table-cell office:value-type="string">
            <text:p>5 Hours</text:p>
          </table:table-cell>
          <table:table-cell office:value-type="string">
            <text:p>Theory + lab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00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en SA</meta:initial-creator>
    <meta:creation-date>2019-10-19T23:53:51.60</meta:creation-date>
    <dc:date>2019-10-20T00:36:04.51</dc:date>
    <dc:creator>Mateen SA</dc:creator>
    <meta:editing-duration>PT27M</meta:editing-duration>
    <meta:editing-cycles>7</meta:editing-cycles>
    <meta:generator>OpenOffice/4.0.1$Win32 OpenOffice.org_project/401m5$Build-9714</meta:generator>
    <meta:document-statistic meta:table-count="3" meta:cell-count="42" meta:object-count="0"/>
  </office:meta>
</office:document-meta>
</file>